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style>
    <style:style style:name="T2" style:parent-style-name="StrongEmphasis" style:family="text">
      <style:text-properties fo:font-weight="normal" style:font-weight-asian="normal" style:font-weight-complex="normal" fo:color="#222222"/>
    </style:style>
    <style:style style:name="T3" style:parent-style-name="StrongEmphasis" style:family="text">
      <style:text-properties fo:font-weight="normal" style:font-weight-asian="normal" style:font-weight-complex="normal" fo:color="#222222"/>
    </style:style>
    <style:style style:name="T4" style:parent-style-name="StrongEmphasis" style:family="text">
      <style:text-properties fo:font-weight="normal" style:font-weight-asian="normal" style:font-weight-complex="normal" fo:color="#222222"/>
    </style:style>
    <style:style style:name="T5" style:parent-style-name="StrongEmphasis" style:family="text">
      <style:text-properties fo:font-weight="normal" style:font-weight-asian="normal" style:font-weight-complex="normal" fo:color="#222222"/>
    </style:style>
    <style:style style:name="T6"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7"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8"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9"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10"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11"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12"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13"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14"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15"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16"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17"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18"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19"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20"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21"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22"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23"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24"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25"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26"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27"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28"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29"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30"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31"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32"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33"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34"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35"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36"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37"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38"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39"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40"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41"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42"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43"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44"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45"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46" style:parent-style-name="StrongEmphasis" style:family="text">
      <style:text-properties fo:color="#222222" fo:font-size="15pt" style:font-size-asian="15pt" style:font-size-complex="15pt" style:text-underline-type="single" style:text-underline-style="solid" style:text-underline-width="auto" style:text-underline-mode="continuous"/>
    </style:style>
    <style:style style:name="T47"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office:automatic-styles>
  <office:body>
    <office:text text:use-soft-page-breaks="true">
      <text:p text:style-name="P1"><text:span text:style-name="T2">NAME: Aditya Raj</text:span></text:p>
      <text:p text:style-name="Textbody"><text:span text:style-name="T3">Reg No.: 11804514</text:span></text:p>
      <text:p text:style-name="Textbody"><text:span text:style-name="T4">GitHub link:</text:span><text:span text:style-name="T5"><text:s/></text:span><text:a xlink:href="https://github.com/Aditya11100/CSE316-Operating-System" office:target-frame-name="_top" xlink:show="replace"><text:span text:style-name="Hyperlink">https://github.com/Aditya11100/CSE316-Operating-System</text:span></text:a><?opendocument cursor-position?></text:p>
      <text:p text:style-name="Textbody"><text:span text:style-name="T6">Priority Scheduling Algorithm</text:span></text:p>
      <text:p text:style-name="Textbody"><text:span text:style-name="T7">Priority Scheduling could be a method of scheduling processes that's supported priority. during this<text:s/></text:span><text:span text:style-name="T8">algorithm, the scheduler selects the tasks to figure as per the priority.</text:span></text:p>
      <text:p text:style-name="Textbody"><text:span text:style-name="T9">The processes with higher priority should be disbursed first, whereas jobs with equal priorities are disbursed on a round-robin or FCFS basis. Priority depends upon memory requiremen</text:span><text:span text:style-name="T10">ts, time</text:span></text:p>
      <text:p text:style-name="Textbody"/>
      <text:p text:style-name="Textbody"><text:span text:style-name="T11">Types of Priority Scheduling:</text:span></text:p>
      <text:p text:style-name="Textbody"/>
      <text:p text:style-name="Textbody"><text:span text:style-name="T12">Preemptive Scheduling</text:span></text:p>
      <text:p text:style-name="Textbody"><text:span text:style-name="T13">In Preemptive Scheduling, the tasks are mostly assigned with their priorities. Sometimes it's important to run a task with a better priority before another lower priority task, whether or not t</text:span><text:span text:style-name="T14">he lower priority task remains running. The lower priority task holds for a few time and resumes when the upper priority task finishes its execution.</text:span></text:p>
      <text:p text:style-name="Textbody"/>
      <text:p text:style-name="Textbody"><text:span text:style-name="T15">Non-Preemptive Scheduling</text:span></text:p>
      <text:p text:style-name="Textbody"><text:span text:style-name="T16">In this kind of scheduling method, the CPU has been allocated to a selected pro</text:span><text:span text:style-name="T17">cess. the method that keeps the CPU busy, will release the CPU either by switching context or terminating. it's the sole method that may be used for various hardware platforms. That's because it doesn't need special hardware (for example, a timer) like pre</text:span><text:span text:style-name="T18">emptive scheduling.</text:span></text:p>
      <text:p text:style-name="Textbody"/>
      <text:p text:style-name="Textbody"><text:span text:style-name="T19">Characteristics of Priority Scheduling</text:span></text:p>
      <text:p text:style-name="Textbody"><text:span text:style-name="T20">•</text:span><text:span text:style-name="T21"><text:tab/>A CPU algorithm that schedules processes supported priority.</text:span></text:p>
      <text:p text:style-name="Textbody"><text:span text:style-name="T22">•</text:span><text:span text:style-name="T23"><text:tab/>It utilized in Operating systems for performing batch processes.</text:span></text:p>
      <text:soft-page-break/>
      <text:p text:style-name="Textbody"><text:span text:style-name="T24">•</text:span><text:span text:style-name="T25"><text:tab/>If two jobs having the identical priority are READY, it works on</text:span><text:span text:style-name="T26"><text:s/>a primary COME, FIRST SERVED basis.</text:span></text:p>
      <text:p text:style-name="Textbody"><text:span text:style-name="T27">•</text:span><text:span text:style-name="T28"><text:tab/>In priority scheduling, variety is assigned to every process that indicates its priority level.</text:span></text:p>
      <text:p text:style-name="Textbody"><text:span text:style-name="T29">•</text:span><text:span text:style-name="T30"><text:tab/>Lower the amount, higher is that the priority.</text:span></text:p>
      <text:p text:style-name="Textbody"><text:span text:style-name="T31">•</text:span><text:span text:style-name="T32"><text:tab/>In this kind of scheduling algorithm, if a more moderen process<text:s/></text:span><text:span text:style-name="T33">arrives, that's having a better priority than the currently running process, then the currently running process is preempted.</text:span></text:p>
      <text:p text:style-name="Textbody"/>
      <text:p text:style-name="Textbody"><text:span text:style-name="T34">Alogorithm:</text:span></text:p>
      <text:p text:style-name="Textbody"><text:span text:style-name="T35"><text:s text:c="10"/>Priority Scheduling Algorithm: during this, each process is assigned a priority and processes are</text:span></text:p>
      <text:p text:style-name="Textbody"><text:span text:style-name="T36">executed<text:s/></text:span><text:span text:style-name="T37">on the idea of their priority. we are able to either opt to set priority of very cheap number to</text:span></text:p>
      <text:p text:style-name="Textbody"><text:span text:style-name="T38">be the primary priority or the other way around. No other process can execute until the method with the best</text:span></text:p>
      <text:p text:style-name="Textbody"><text:span text:style-name="T39">priority has fully executed. If two processes have</text:span><text:span text:style-name="T40"><text:s/>same priority, then process is executed on the</text:span></text:p>
      <text:p text:style-name="Textbody"><text:span text:style-name="T41">basis of their point in time.</text:span></text:p>
      <text:p text:style-name="Textbody"><text:span text:style-name="T42">3. Calculate complexity of implemented algorithm. (Student must specify complexity of</text:span></text:p>
      <text:p text:style-name="Textbody"><text:span text:style-name="T43">each line of code together with overall complexity)</text:span></text:p>
      <text:p text:style-name="Textbody"><text:span text:style-name="T44">Description (purpose of use):</text:span></text:p>
      <text:p text:style-name="Textbody"><text:span text:style-name="T45">- Complexi</text:span><text:span text:style-name="T46">ty of Priority Scheduling Algorithm: O(n)</text:span></text:p>
      <text:p text:style-name="Textbody"><text:span text:style-name="T47">- Priority Scheduling Algorithm<text:s/></text:span><text:span text:style-name="T48">(written in Python3):</text:span></text:p>
      <text:p text:style-name="Textbody"><text:span text:style-name="T49">def waitingTime(processes, n, wt):</text:span></text:p>
      <text:p text:style-name="Textbody"><text:span text:style-name="T50">wt[0] = 0</text:span></text:p>
      <text:p text:style-name="Textbody"><text:span text:style-name="T51">for i in range(1, n):</text:span></text:p>
      <text:p text:style-name="Textbody"><text:span text:style-name="T52">wt[i] = processes[i - 1][1] + wt[i - 1]</text:span></text:p>
      <text:p text:style-name="Textbody"><text:span text:style-name="T53">def turnAroundTime(processes, n, wt, tat):</text:span></text:p>
      <text:p text:style-name="Textbody"><text:span text:style-name="T54">for i in r</text:span><text:span text:style-name="T55">ange(n):</text:span></text:p>
      <text:soft-page-break/>
      <text:p text:style-name="Textbody"><text:span text:style-name="T56">tat[i] = processes[i][1] + wt[i]</text:span></text:p>
      <text:p text:style-name="Textbody"><text:span text:style-name="T57">def findavgTime(processes, n):</text:span></text:p>
      <text:p text:style-name="Textbody"><text:span text:style-name="T58">wt = [0] * n</text:span></text:p>
      <text:p text:style-name="Textbody"><text:span text:style-name="T59">tat = [0] * n</text:span></text:p>
      <text:p text:style-name="Textbody"><text:span text:style-name="T60">waitingTime(processes, n, wt)</text:span></text:p>
      <text:p text:style-name="Textbody"><text:span text:style-name="T61">turnAroundTime(processes, n, wt, tat)</text:span></text:p>
      <text:p text:style-name="Textbody"><text:span text:style-name="T62">print("\nProcesses Burst Time Waiting", "Time Turn-Around Time")</text:span></text:p>
      <text:p text:style-name="Textbody"><text:span text:style-name="T63">total_tat = 0</text:span></text:p>
      <text:p text:style-name="Textbody"><text:span text:style-name="T64">for i in<text:s/></text:span><text:span text:style-name="T65">range(n):</text:span></text:p>
      <text:p text:style-name="Textbody"><text:span text:style-name="T66">total_wt = total_wt + wt[i]</text:span></text:p>
      <text:p text:style-name="Textbody"><text:span text:style-name="T67">total_tat = total_tat + tat[i]</text:span></text:p>
      <text:p text:style-name="Textbody"><text:span text:style-name="T68">print(" ", processes[i][0], "\t\t",</text:span></text:p>
      <text:p text:style-name="Textbody"><text:span text:style-name="T69">processes[i][1], "\t\t",</text:span></text:p>
      <text:p text:style-name="Textbody"><text:span text:style-name="T70">wt[i], "\t\t", tat[i])</text:span></text:p>
      <text:p text:style-name="Textbody"><text:span text:style-name="T71">print("\nAverage waiting time = %.5f "%(total_wt /n))</text:span></text:p>
      <text:p text:style-name="Textbody"><text:span text:style-name="T72">print("Average turn around time = ", total_tat /<text:s/></text:span><text:span text:style-name="T73">n)</text:span></text:p>
      <text:p text:style-name="Textbody"><text:span text:style-name="T74">def priorityScheduling(proc, n):</text:span></text:p>
      <text:p text:style-name="Textbody"><text:span text:style-name="T75">proc = sorted(proc, key = lambda proc:proc[2],</text:span></text:p>
      <text:p text:style-name="Textbody"><text:span text:style-name="T76">reverse = True);</text:span></text:p>
      <text:p text:style-name="Textbody"><text:span text:style-name="T77">print("Order in which processes gets executed")</text:span></text:p>
      <text:p text:style-name="Textbody"><text:span text:style-name="T78">for i in proc:</text:span></text:p>
      <text:p text:style-name="Textbody"><text:span text:style-name="T79">print(i[0], end = " ")</text:span></text:p>
      <text:p text:style-name="Textbody"><text:span text:style-name="T80">findavgTime(proc, n)</text:span></text:p>
      <text:p text:style-name="Textbody"><text:span text:style-name="T81">if __name__ =="__main__":</text:span></text:p>
      <text:p text:style-name="Textbody"><text:span text:style-name="T82">process = [[1, 10, 1],</text:span></text:p>
      <text:p text:style-name="Textbody"><text:span text:style-name="T83">[2, 20, 0],</text:span></text:p>
      <text:p text:style-name="Textbody"><text:span text:style-name="T84">[3, 15, 1],</text:span></text:p>
      <text:p text:style-name="Textbody"><text:span text:style-name="T85">[4, 11, 2]]</text:span></text:p>
      <text:p text:style-name="Textbody"><text:span text:style-name="T86">n = 4</text:span></text:p>
      <text:p text:style-name="Textbody"><text:span text:style-name="T87">priorityScheduling(process, n)</text:span></text:p>
      <text:p text:style-name="Textbody"/>
      <text:p text:style-name="Textbody"><text:span text:style-name="T88">Constraints for Priority Scheduling Algorithm:</text:span></text:p>
      <text:soft-page-break/>
      <text:p text:style-name="Textbody"><text:span text:style-name="T89">1. Process with highest priority gets preference first.</text:span></text:p>
      <text:p text:style-name="Textbody"><text:span text:style-name="T90">2. If two or more processes have same priority, then process if executed on the</text:span><text:span text:style-name="T91">ir arrival time.</text:span></text:p>
      <text:p text:style-name="Textbody"><text:span text:style-name="T92">3. If there is already a process running and another process comes with higher priority, then the</text:span></text:p>
      <text:p text:style-name="Textbody"><text:span text:style-name="T93">running process is pre-empted.</text:span></text:p>
      <text:p text:style-name="Textbody"/>
      <text:p text:style-name="Textbody"><text:span text:style-name="T94">Test Case:</text:span></text:p>
      <text:p text:style-name="Textbody"><text:span text:style-name="T95">Priority Scheduling Algorithm:</text:span></text:p>
      <text:p text:style-name="Textbody"><text:span text:style-name="T96">1. Process 1 comes -&gt;</text:span><text:span text:style-name="T97"><text:s/>starts getting executed</text:span></text:p>
      <text:p text:style-name="Textbody"><text:span text:style-name="T98">2. Next process comes with lower priority -&gt; Waits till execution finishes</text:span></text:p>
      <text:p text:style-name="Textbody"><text:span text:style-name="T99">3. Another process comes with higher priority -&gt; Pre-empts running process and starts</text:span></text:p>
      <text:p text:style-name="Textbody"><text:span text:style-name="T100">executing</text:span></text:p>
      <text:p text:style-name="Textbody"><text:span text:style-name="T101">4. If two process have similar priority -&gt; process that arri</text:span><text:span text:style-name="T102">ves first, gets executed</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urabh</meta:initial-creator>
    <dc:creator>Windows User</dc:creator>
    <meta:creation-date>2020-04-02T11:51:00Z</meta:creation-date>
    <dc:date>2020-04-12T13:02:00Z</dc:date>
    <meta:template xlink:href="Normal" xlink:type="simple"/>
    <meta:editing-cycles>3</meta:editing-cycles>
    <meta:editing-duration>PT41160S</meta:editing-duration>
    <meta:document-statistic meta:page-count="4" meta:paragraph-count="8" meta:word-count="652" meta:character-count="4367" meta:row-count="31" meta:non-whitespace-character-count="3723"/>
  </office:meta>
</office:document-meta>
</file>